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standard">
      <style:graphic-properties draw:stroke="none" svg:stroke-color="#000000" draw:fill="none" draw:fill-color="#ffffff" fo:min-height="1.5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4.028cm" svg:height="2.48cm" svg:x="13.072cm" svg:y="20.299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" draw:id="id1" draw:layer="layout" svg:width="4.027cm" svg:height="2.479cm" svg:x="13.073cm" svg:y="10.8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5.5cm" svg:y="23.651cm">
          <draw:text-box>
            <text:p/>
          </draw:text-box>
        </draw:frame>
        <draw:custom-shape draw:style-name="gr1" draw:text-style-name="P1" xml:id="id25" draw:id="id25" draw:layer="layout" svg:width="4.028cm" svg:height="2.476cm" svg:x="22.171cm" svg:y="101.6cm">
          <text:p text:style-name="P1">Конец </text:p>
          <text:p text:style-name="P1">программы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871cm" svg:height="1.808cm" svg:x="12.429cm" svg:y="20.579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16.429cm" svg:y="20.771cm">
          <draw:text-box>
            <text:p><text:span text:style-name="T1">нет</text:span></text:p>
          </draw:text-box>
        </draw:frame>
        <draw:custom-shape draw:style-name="gr1" draw:text-style-name="P4" xml:id="id5" draw:id="id5" draw:layer="layout" svg:width="4.028cm" svg:height="2.477cm" svg:x="9.771cm" svg:y="35.1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5.086cm" svg:y1="13.279cm" svg:x2="16.713cm" svg:y2="15.22cm" draw:start-shape="id1" draw:start-glue-point="6" draw:end-shape="id2" draw:end-glue-point="5" svg:d="M15086 13279v971h1627v970">
          <text:p/>
        </draw:connector>
        <draw:connector draw:style-name="gr4" draw:text-style-name="P1" draw:layer="layout" svg:x1="16.713cm" svg:y1="17.7cm" svg:x2="15.086cm" svg:y2="20.299cm" draw:start-shape="id2" draw:start-glue-point="8" draw:end-shape="id3" draw:end-glue-point="4" svg:d="M16713 17700v1300h-1627v1299">
          <text:p/>
        </draw:connector>
        <draw:connector draw:style-name="gr4" draw:text-style-name="P1" draw:layer="layout" svg:x1="13.072cm" svg:y1="21.539cm" svg:x2="11.585cm" svg:y2="23.02cm" draw:start-shape="id3" draw:start-glue-point="5" draw:end-shape="id4" draw:end-glue-point="5" svg:d="M13072 21539h-1487v1481">
          <text:p/>
        </draw:connector>
        <draw:connector draw:style-name="gr4" draw:text-style-name="P1" draw:layer="layout" draw:line-skew="0.122cm -10.002cm -1.019cm" svg:x1="11.785cm" svg:y1="37.577cm" svg:x2="15.086cm" svg:y2="20.299cm" draw:start-shape="id5" draw:start-glue-point="6" draw:end-shape="id3" draw:end-glue-point="4" svg:d="M11785 37577v623h-4186v-19421h7487v1520">
          <text:p/>
        </draw:connector>
        <draw:frame draw:style-name="gr2" draw:layer="layout" svg:width="3.471cm" svg:height="4.273cm" svg:x="5.5cm" svg:y="28.272cm">
          <draw:text-box>
            <text:p/>
          </draw:text-box>
        </draw:frame>
        <draw:connector draw:style-name="gr4" draw:text-style-name="P1" draw:layer="layout" draw:line-skew="1.198cm 5.75cm" svg:x1="17.1cm" svg:y1="21.539cm" svg:x2="15.086cm" svg:y2="42.72cm" draw:start-shape="id3" draw:start-glue-point="7" draw:end-shape="id6" draw:end-glue-point="4" svg:d="M17100 21539h1699v16961h-3713v4220">
          <text:p/>
        </draw:connector>
        <draw:custom-shape draw:style-name="gr1" draw:text-style-name="P1" xml:id="id2" draw:id="id2" draw:layer="layout" svg:width="4.027cm" svg:height="2.48cm" svg:x="14.7cm" svg:y="15.22cm">
          <text:p text:style-name="P1">Ввод:</text:p>
          <text:p text:style-name="P1">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4" draw:id="id4" draw:layer="layout" svg:width="4.027cm" svg:height="2.48cm" svg:x="9.572cm" svg:y="23.02cm">
          <text:p text:style-name="P1">Вывод:</text:p>
          <text:p text:style-name="P1">(a+i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11.585cm" svg:y1="25.5cm" svg:x2="14.985cm" svg:y2="28.5cm" draw:start-shape="id4" draw:start-glue-point="8" draw:end-shape="id7" svg:d="M11585 25500v1501h3400v1499">
          <text:p/>
        </draw:connector>
        <draw:custom-shape draw:style-name="gr1" draw:text-style-name="P2" xml:id="id7" draw:id="id7" draw:layer="layout" svg:width="4.028cm" svg:height="2.48cm" svg:x="12.971cm" svg:y="28.5cm">
          <text:p text:style-name="P2"><text:span text:style-name="T1">Если </text:span></text:p>
          <text:p text:style-name="P2"><text:span text:style-name="T1">*(a+i) &l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12.328cm" svg:y="28.78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16.328cm" svg:y="28.972cm">
          <draw:text-box>
            <text:p><text:span text:style-name="T1">нет</text:span></text:p>
          </draw:text-box>
        </draw:frame>
        <draw:connector draw:style-name="gr4" draw:text-style-name="P1" draw:layer="layout" svg:x1="12.971cm" svg:y1="29.74cm" svg:x2="10.649cm" svg:y2="30.3cm" draw:start-shape="id7" draw:start-glue-point="5" draw:end-shape="id8" draw:end-glue-point="4" svg:d="M12971 29740h-2322v560">
          <text:p/>
        </draw:connector>
        <draw:connector draw:style-name="gr4" draw:text-style-name="P1" draw:layer="layout" draw:line-skew="0cm 0.86cm" svg:x1="16.999cm" svg:y1="29.74cm" svg:x2="11.785cm" svg:y2="35.1cm" draw:start-shape="id7" draw:start-glue-point="7" draw:end-shape="id5" draw:end-glue-point="4" svg:d="M16999 29740h501v4160h-5715v1200">
          <text:p/>
        </draw:connector>
        <draw:custom-shape draw:style-name="gr1" draw:text-style-name="P4" xml:id="id8" draw:id="id8" draw:layer="layout" svg:width="4.9cm" svg:height="2.477cm" svg:x="8.199cm" svg:y="30.3cm">
          <text:p text:style-name="P4"><text:span text:style-name="T2">nsum += *(a+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.649cm" svg:y1="32.777cm" svg:x2="11.785cm" svg:y2="35.1cm" draw:start-shape="id8" draw:start-glue-point="6" draw:end-shape="id5" draw:end-glue-point="4" svg:d="M10649 32777v1161h1136v1162">
          <text:p/>
        </draw:connector>
        <draw:custom-shape draw:style-name="gr1" draw:text-style-name="P2" xml:id="id6" draw:id="id6" draw:layer="layout" svg:width="4.028cm" svg:height="2.48cm" svg:x="13.072cm" svg:y="42.72cm">
          <text:p text:style-name="P2"><text:span text:style-name="T1">Если </text:span></text:p>
          <text:p text:style-name="P2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12.429cm" svg:y="43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16.429cm" svg:y="43.192cm">
          <draw:text-box>
            <text:p><text:span text:style-name="T1">нет</text:span></text:p>
          </draw:text-box>
        </draw:frame>
        <draw:custom-shape draw:style-name="gr1" draw:text-style-name="P4" xml:id="id10" draw:id="id10" draw:layer="layout" svg:width="4.028cm" svg:height="2.477cm" svg:x="9.771cm" svg:y="57.521cm"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3.072cm" svg:y1="43.96cm" svg:x2="11.585cm" svg:y2="45.441cm" draw:start-shape="id6" draw:start-glue-point="5" draw:end-shape="id9" draw:end-glue-point="5" svg:d="M13072 43960h-1487v1481">
          <text:p/>
        </draw:connector>
        <draw:connector draw:style-name="gr4" draw:text-style-name="P1" draw:layer="layout" draw:line-skew="0.122cm -10.002cm -1.019cm" svg:x1="11.785cm" svg:y1="59.998cm" svg:x2="15.086cm" svg:y2="42.72cm" draw:start-shape="id10" draw:start-glue-point="6" draw:end-shape="id6" draw:end-glue-point="4" svg:d="M11785 59998v623h-4186v-19421h7487v1520">
          <text:p/>
        </draw:connector>
        <draw:connector draw:style-name="gr4" draw:text-style-name="P1" draw:layer="layout" svg:x1="17.1cm" svg:y1="43.96cm" svg:x2="20.452cm" svg:y2="63.279cm" draw:start-shape="id6" draw:start-glue-point="7" draw:end-shape="id11" draw:end-glue-point="4" svg:d="M17100 43960h3352v19319">
          <text:p/>
        </draw:connector>
        <draw:custom-shape draw:style-name="gr1" draw:text-style-name="P1" xml:id="id9" draw:id="id9" draw:layer="layout" svg:width="4.027cm" svg:height="2.48cm" svg:x="9.572cm" svg:y="45.441cm">
          <text:p text:style-name="P1">Вывод:</text:p>
          <text:p text:style-name="P1">(a+i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11.585cm" svg:y1="47.921cm" svg:x2="14.985cm" svg:y2="50.921cm" draw:start-shape="id9" draw:start-glue-point="8" draw:end-shape="id12" svg:d="M11585 47921v1501h3400v1499">
          <text:p/>
        </draw:connector>
        <draw:custom-shape draw:style-name="gr1" draw:text-style-name="P2" xml:id="id12" draw:id="id12" draw:layer="layout" svg:width="4.028cm" svg:height="2.48cm" svg:x="12.971cm" svg:y="50.921cm">
          <text:p text:style-name="P2"><text:span text:style-name="T1">Если </text:span></text:p>
          <text:p text:style-name="P2"><text:span text:style-name="T1">*(a+i) &lt; min </text:span></text:p>
          <text:p text:style-name="P2"><text:span text:style-name="T1">|| i =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12.328cm" svg:y="51.201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16.328cm" svg:y="51.393cm">
          <draw:text-box>
            <text:p><text:span text:style-name="T1">нет</text:span></text:p>
          </draw:text-box>
        </draw:frame>
        <draw:connector draw:style-name="gr4" draw:text-style-name="P1" draw:layer="layout" svg:x1="12.971cm" svg:y1="52.161cm" svg:x2="10.649cm" svg:y2="52.721cm" draw:start-shape="id12" draw:start-glue-point="5" draw:end-shape="id13" draw:end-glue-point="4" svg:d="M12971 52161h-2322v560">
          <text:p/>
        </draw:connector>
        <draw:connector draw:style-name="gr4" draw:text-style-name="P1" draw:layer="layout" draw:line-skew="0cm 0.86cm" svg:x1="16.999cm" svg:y1="52.161cm" svg:x2="11.785cm" svg:y2="57.521cm" draw:start-shape="id12" draw:start-glue-point="7" draw:end-shape="id10" draw:end-glue-point="4" svg:d="M16999 52161h501v4160h-5715v1200">
          <text:p/>
        </draw:connector>
        <draw:custom-shape draw:style-name="gr1" draw:text-style-name="P4" xml:id="id13" draw:id="id13" draw:layer="layout" svg:width="4.9cm" svg:height="2.477cm" svg:x="8.199cm" svg:y="52.721cm">
          <text:p text:style-name="P4"><text:span text:style-name="T2">min = *(a+i)</text:span></text:p>
          <text:p text:style-name="P4"><text:span text:style-name="T2">minIndx = 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.649cm" svg:y1="55.198cm" svg:x2="11.785cm" svg:y2="57.521cm" draw:start-shape="id13" draw:start-glue-point="6" draw:end-shape="id10" draw:end-glue-point="4" svg:d="M10649 55198v1161h1136v1162">
          <text:p/>
        </draw:connector>
        <draw:custom-shape draw:style-name="gr1" draw:text-style-name="P2" xml:id="id11" draw:id="id11" draw:layer="layout" svg:width="4.028cm" svg:height="2.48cm" svg:x="18.438cm" svg:y="63.279cm">
          <text:p text:style-name="P2"><text:span text:style-name="T1">Если </text:span></text:p>
          <text:p text:style-name="P2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17.795cm" svg:y="63.559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21.795cm" svg:y="63.751cm">
          <draw:text-box>
            <text:p><text:span text:style-name="T1">нет</text:span></text:p>
          </draw:text-box>
        </draw:frame>
        <draw:custom-shape draw:style-name="gr1" draw:text-style-name="P4" xml:id="id15" draw:id="id15" draw:layer="layout" svg:width="4.028cm" svg:height="2.477cm" svg:x="12.136cm" svg:y="72.423cm"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8.438cm" svg:y1="64.519cm" svg:x2="17.75cm" svg:y2="66.08cm" draw:start-shape="id11" draw:start-glue-point="5" draw:end-shape="id14" draw:end-glue-point="4" svg:d="M18438 64519h-688v1561">
          <text:p/>
        </draw:connector>
        <draw:connector draw:style-name="gr4" draw:text-style-name="P1" draw:layer="layout" draw:line-skew="0.122cm -10.002cm -1.019cm" svg:x1="14.15cm" svg:y1="74.9cm" svg:x2="20.452cm" svg:y2="63.279cm" draw:start-shape="id15" draw:start-glue-point="6" draw:end-shape="id11" draw:end-glue-point="4" svg:d="M14150 74900v623h-6851v-13764h13153v1520">
          <text:p/>
        </draw:connector>
        <draw:connector draw:style-name="gr4" draw:text-style-name="P1" draw:layer="layout" svg:x1="22.466cm" svg:y1="64.519cm" svg:x2="24.288cm" svg:y2="73.72cm" draw:start-shape="id11" draw:start-glue-point="7" draw:end-shape="id16" draw:end-glue-point="4" svg:d="M22466 64519h1822v9201">
          <text:p/>
        </draw:connector>
        <draw:custom-shape draw:style-name="gr1" draw:text-style-name="P2" xml:id="id14" draw:id="id14" draw:layer="layout" svg:width="4.028cm" svg:height="2.48cm" svg:x="15.736cm" svg:y="66.08cm">
          <text:p text:style-name="P2"><text:span text:style-name="T1">Если </text:span></text:p>
          <text:p text:style-name="P2"><text:span text:style-name="T1">*(a+i) &gt; max ||</text:span></text:p>
          <text:p text:style-name="P2"><text:span text:style-name="T1"><text:s/></text:span><text:span text:style-name="T1">i =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15.093cm" svg:y="66.36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19.529cm" svg:y="66.292cm">
          <draw:text-box>
            <text:p><text:span text:style-name="T1">нет</text:span></text:p>
          </draw:text-box>
        </draw:frame>
        <draw:connector draw:style-name="gr4" draw:text-style-name="P1" draw:layer="layout" svg:x1="15.736cm" svg:y1="67.32cm" svg:x2="13.414cm" svg:y2="67.88cm" draw:start-shape="id14" draw:start-glue-point="5" draw:end-shape="id17" draw:end-glue-point="4" svg:d="M15736 67320h-2322v560">
          <text:p/>
        </draw:connector>
        <draw:connector draw:style-name="gr4" draw:text-style-name="P1" draw:layer="layout" draw:line-skew="0cm 0.908cm" svg:x1="19.764cm" svg:y1="67.32cm" svg:x2="14.15cm" svg:y2="72.423cm" draw:start-shape="id14" draw:start-glue-point="7" draw:end-shape="id15" draw:end-glue-point="4" svg:d="M19764 67320h501v4080h-6115v1023">
          <text:p/>
        </draw:connector>
        <draw:custom-shape draw:style-name="gr1" draw:text-style-name="P4" xml:id="id17" draw:id="id17" draw:layer="layout" svg:width="4.9cm" svg:height="2.477cm" svg:x="10.964cm" svg:y="67.88cm">
          <text:p text:style-name="P4"><text:span text:style-name="T2">max = *(a+i)</text:span></text:p>
          <text:p text:style-name="P4"><text:span text:style-name="T2">maxIndx = 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3.414cm" svg:y1="70.357cm" svg:x2="14.15cm" svg:y2="72.423cm" draw:start-shape="id17" draw:start-glue-point="6" draw:end-shape="id15" draw:end-glue-point="4" svg:d="M13414 70357v1033h736v1033">
          <text:p/>
        </draw:connector>
        <draw:custom-shape draw:style-name="gr1" draw:text-style-name="P2" xml:id="id16" draw:id="id16" draw:layer="layout" svg:width="4.028cm" svg:height="2.48cm" svg:x="22.274cm" svg:y="73.72cm">
          <text:p text:style-name="P2"><text:span text:style-name="T1">Если </text:span></text:p>
          <text:p text:style-name="P2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21.631cm" svg:y="74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25.66cm" svg:y="74.12cm">
          <draw:text-box>
            <text:p><text:span text:style-name="T1">нет</text:span></text:p>
          </draw:text-box>
        </draw:frame>
        <draw:custom-shape draw:style-name="gr1" draw:text-style-name="P2" xml:id="id18" draw:id="id18" draw:layer="layout" svg:width="4.028cm" svg:height="2.48cm" svg:x="19.103cm" svg:y="78.176cm">
          <text:p text:style-name="P2"><text:span text:style-name="T1">Если </text:span></text:p>
          <text:p text:style-name="P2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18.46cm" svg:y="78.456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22.46cm" svg:y="78.648cm">
          <draw:text-box>
            <text:p><text:span text:style-name="T1">нет</text:span></text:p>
          </draw:text-box>
        </draw:frame>
        <draw:custom-shape draw:style-name="gr1" draw:text-style-name="P4" xml:id="id20" draw:id="id20" draw:layer="layout" svg:width="4.028cm" svg:height="2.477cm" svg:x="13.003cm" svg:y="87.643cm"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9.103cm" svg:y1="79.416cm" svg:x2="18.617cm" svg:y2="81.3cm" draw:start-shape="id18" draw:start-glue-point="5" draw:end-shape="id19" draw:end-glue-point="4" svg:d="M19103 79416h-486v1884">
          <text:p/>
        </draw:connector>
        <draw:connector draw:style-name="gr4" draw:text-style-name="P1" draw:layer="layout" draw:line-skew="0.122cm -10.002cm -1.019cm" svg:x1="15.017cm" svg:y1="90.12cm" svg:x2="21.117cm" svg:y2="78.176cm" draw:start-shape="id20" draw:start-glue-point="6" draw:end-shape="id18" draw:end-glue-point="4" svg:d="M15017 90120v623h-6952v-14087h13052v1520">
          <text:p/>
        </draw:connector>
        <draw:custom-shape draw:style-name="gr1" draw:text-style-name="P1" xml:id="id22" draw:id="id22" draw:layer="layout" svg:width="4.027cm" svg:height="2.48cm" svg:x="22.172cm" svg:y="91.8cm">
          <text:p text:style-name="P1">Вывод:</text:p>
          <text:p text:style-name="P1">s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9" draw:id="id19" draw:layer="layout" svg:width="4.028cm" svg:height="2.48cm" svg:x="16.603cm" svg:y="81.3cm">
          <text:p text:style-name="P2"><text:span text:style-name="T1">Если </text:span></text:p>
          <text:p text:style-name="P2"><text:span text:style-name="T1">*(a+i) &gt; max ||</text:span></text:p>
          <text:p text:style-name="P2"><text:span text:style-name="T1"><text:s/></text:span><text:span text:style-name="T1">i =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15.96cm" svg:y="81.58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19.96cm" svg:y="81.772cm">
          <draw:text-box>
            <text:p><text:span text:style-name="T1">нет</text:span></text:p>
          </draw:text-box>
        </draw:frame>
        <draw:connector draw:style-name="gr4" draw:text-style-name="P1" draw:layer="layout" svg:x1="16.603cm" svg:y1="82.54cm" svg:x2="14.281cm" svg:y2="83.1cm" draw:start-shape="id19" draw:start-glue-point="5" draw:end-shape="id21" draw:end-glue-point="4" svg:d="M16603 82540h-2322v560">
          <text:p/>
        </draw:connector>
        <draw:connector draw:style-name="gr4" draw:text-style-name="P1" draw:layer="layout" draw:line-skew="0cm 0.908cm" svg:x1="20.631cm" svg:y1="82.54cm" svg:x2="15.017cm" svg:y2="87.643cm" draw:start-shape="id19" draw:start-glue-point="7" draw:end-shape="id20" draw:end-glue-point="4" svg:d="M20631 82540h501v4080h-6115v1023">
          <text:p/>
        </draw:connector>
        <draw:custom-shape draw:style-name="gr1" draw:text-style-name="P4" xml:id="id21" draw:id="id21" draw:layer="layout" svg:width="4.9cm" svg:height="2.477cm" svg:x="11.831cm" svg:y="83.1cm">
          <text:p text:style-name="P4"><text:span text:style-name="T2">max = *(a+i)</text:span></text:p>
          <text:p text:style-name="P4"><text:span text:style-name="T2">maxIndx = 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4.281cm" svg:y1="85.577cm" svg:x2="15.017cm" svg:y2="87.643cm" draw:start-shape="id21" draw:start-glue-point="6" draw:end-shape="id20" draw:end-glue-point="4" svg:d="M14281 85577v1033h736v1033">
          <text:p/>
        </draw:connector>
        <draw:connector draw:style-name="gr4" draw:text-style-name="P1" draw:layer="layout" svg:x1="22.274cm" svg:y1="74.96cm" svg:x2="21.117cm" svg:y2="78.176cm" draw:start-shape="id16" draw:start-glue-point="5" draw:end-shape="id18" draw:end-glue-point="4" svg:d="M22274 74960h-1157v3216">
          <text:p/>
        </draw:connector>
        <draw:connector draw:style-name="gr4" draw:text-style-name="P1" draw:layer="layout" svg:x1="23.131cm" svg:y1="79.416cm" svg:x2="24.185cm" svg:y2="91.8cm" draw:start-shape="id18" draw:start-glue-point="7" draw:end-shape="id22" draw:end-glue-point="5" svg:d="M23131 79416h1054v12384">
          <text:p/>
        </draw:connector>
        <draw:connector draw:style-name="gr4" draw:text-style-name="P1" draw:layer="layout" svg:x1="26.302cm" svg:y1="74.96cm" svg:x2="29.763cm" svg:y2="91.8cm" draw:start-shape="id16" draw:start-glue-point="7" draw:end-shape="id23" draw:end-glue-point="5" svg:d="M26302 74960h3461v16840">
          <text:p/>
        </draw:connector>
        <draw:custom-shape draw:style-name="gr1" draw:text-style-name="P1" xml:id="id23" draw:id="id23" draw:layer="layout" svg:width="7.527cm" svg:height="3.2cm" svg:x="25.999cm" svg:y="91.8cm">
          <text:p text:style-name="P1">Вывод:</text:p>
          <text:p text:style-name="P1"><text:s/>Iposible colculate </text:p>
          <text:p text:style-name="P1">sum because</text:p>
          <text:p text:style-name="P1"><text:s/>maxIndx &gt; minIndx <text:s text:c="3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24.185cm" svg:y1="94.28cm" svg:x2="24.185cm" svg:y2="97.3cm" draw:start-shape="id22" draw:start-glue-point="8" draw:end-shape="id24" draw:end-glue-point="5" svg:d="M24185 94280v3020">
          <text:p/>
        </draw:connector>
        <draw:connector draw:style-name="gr4" draw:text-style-name="P1" draw:layer="layout" draw:line-skew="-0.311cm" svg:x1="29.763cm" svg:y1="95cm" svg:x2="24.185cm" svg:y2="97.3cm" draw:start-shape="id23" draw:start-glue-point="8" draw:end-shape="id24" draw:end-glue-point="5" svg:d="M29763 95000v840h-5578v1460">
          <text:p/>
        </draw:connector>
        <draw:custom-shape draw:style-name="gr1" draw:text-style-name="P1" xml:id="id24" draw:id="id24" draw:layer="layout" svg:width="4.027cm" svg:height="2.48cm" svg:x="22.172cm" svg:y="97.3cm">
          <text:p text:style-name="P1">Вывод:</text:p>
          <text:p text:style-name="P1">ns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24.185cm" svg:y1="99.78cm" svg:x2="24.185cm" svg:y2="101.6cm" draw:start-shape="id24" draw:start-glue-point="8" draw:end-shape="id25" draw:end-glue-point="4" svg:d="M24185 99780v18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1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1-04T15:40:49.90</dc:date>
    <meta:editing-duration>PT2H27M46S</meta:editing-duration>
    <meta:editing-cycles>15</meta:editing-cycles>
    <meta:generator>OpenOffice/4.1.1$Win32 OpenOffice.org_project/411m6$Build-9775</meta:generator>
    <meta:document-statistic meta:object-count="78"/>
  </office:meta>
</office:document-meta>
</file>